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solid" draw:fill-color="#e6e6ff" draw:textarea-horizontal-align="left" draw:auto-grow-height="true" draw:auto-grow-width="false" fo:min-height="0.806cm" fo:min-width="4.875cm" fo:padding-top="0.025cm" fo:padding-bottom="0.025cm" fo:padding-left="0.15cm" fo:padding-right="0.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1.787cm"/>
    </style:style>
    <style:style style:name="gr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textarea-horizontal-align="center" draw:textarea-vertical-align="middle"/>
    </style:style>
    <style:style style:name="gr6" style:family="graphic" style:parent-style-name="standard">
      <style:graphic-properties draw:stroke="solid" svg:stroke-width="0cm" svg:stroke-color="#000000" draw:marker-start-width="0.2cm" draw:marker-end-width="0.2cm" draw:fill="solid" draw:fill-color="#e6e6ff" draw:textarea-horizontal-align="left" draw:auto-grow-height="true" draw:auto-grow-width="false" fo:min-height="0.729cm" fo:min-width="4.875cm" fo:padding-top="0.025cm" fo:padding-bottom="0.025cm" fo:padding-left="0.15cm" fo:padding-right="0.15cm"/>
    </style:style>
    <style:style style:name="gr7" style:family="graphic" style:parent-style-name="standard">
      <style:graphic-properties draw:stroke="dash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start="Arrow" draw:marker-end="" draw:textarea-horizontal-align="center" draw:textarea-vertical-align="middle"/>
    </style:style>
    <style:style style:name="gr9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1.524cm" fo:min-width="0cm"/>
    </style:style>
    <style:style style:name="gr11" style:family="graphic" style:parent-style-name="standard">
      <style:graphic-properties draw:stroke="dash" draw:stroke-dash="Ultrafine_20_2_20_Dots_20_3_20_Dashes" draw:marker-end="Arrowheads_20_2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/>
      <style:text-properties fo:color="#000000" fo:font-weight="bold" style:font-weight-asian="bold" style:font-weight-complex="bold"/>
    </style:style>
    <style:style style:name="P4" style:family="paragraph">
      <style:paragraph-properties fo:margin-left="0cm" fo:margin-right="0cm" fo:text-indent="0cm"/>
      <style:text-properties fo:font-family="'Andale Mono'" style:font-pitch="fixed"/>
    </style:style>
    <style:style style:name="P5" style:family="paragraph">
      <style:text-properties fo:font-family="'Andale Mono'" style:font-pitch="fixed"/>
    </style:style>
    <style:style style:name="P6" style:family="paragraph"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margin-left="0cm" fo:margin-right="0cm" fo:text-indent="0cm"/>
      <style:text-properties fo:font-family="'Andale Mono'" style:font-pitch="fixed" fo:font-size="14pt" style:font-size-asian="14pt" style:font-size-complex="14pt"/>
    </style:style>
    <style:style style:name="P9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0" style:family="paragraph">
      <style:text-properties fo:color="#8000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family="'Andale Mono'" style:font-pitch="fixed"/>
    </style:style>
    <style:style style:name="T4" style:family="text">
      <style:text-properties style:text-position="sub 58%"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family="'Andale Mono'" style:font-pitch="fixed" fo:font-size="14pt" style:font-size-asian="14pt" style:font-size-complex="14pt"/>
    </style:style>
    <style:style style:name="T7" style:family="text">
      <style:text-properties fo:color="#800000" fo:font-family="'Courier 10 Pitch'" style:font-pitch="fixed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512cm" svg:height="0.725cm" svg:x="2.143cm" svg:y="8.908cm">
          <draw:text-box>
            <text:p text:style-name="P1"><text:span text:style-name="T1">on-site energies</text:span></text:p>
          </draw:text-box>
        </draw:frame>
        <draw:frame draw:style-name="gr2" draw:text-style-name="P3" draw:id="id8" draw:layer="layout" svg:width="5.99cm" svg:height="0.856cm" svg:x="8.965cm" svg:y="9.182cm">
          <draw:text-box>
            <text:p text:style-name="P1"><text:span text:style-name="T2">SlaterKosterTable</text:span></text:p>
          </draw:text-box>
        </draw:frame>
        <draw:frame draw:style-name="gr2" draw:text-style-name="P3" draw:id="id1" draw:layer="layout" svg:width="4.747cm" svg:height="0.856cm" svg:x="3.12cm" svg:y="8.099cm">
          <draw:text-box>
            <text:p text:style-name="P1"><text:span text:style-name="T2">KSAllElectron</text:span></text:p>
          </draw:text-box>
        </draw:frame>
        <draw:frame draw:style-name="gr3" draw:text-style-name="P4" draw:id="id2" draw:layer="layout" svg:width="2.407cm" svg:height="1.073cm" svg:x="4.287cm" svg:y="10.241cm">
          <draw:text-box>
            <text:p text:style-name="P1"><text:span text:style-name="T3">H.elm</text:span></text:p>
          </draw:text-box>
        </draw:frame>
        <draw:frame draw:style-name="gr4" draw:text-style-name="P4" draw:id="id12" draw:layer="layout" svg:width="5.836cm" svg:height="0.967cm" svg:x="9.043cm" svg:y="10.734cm">
          <draw:text-box>
            <text:p text:style-name="P1"><text:span text:style-name="T3">H_C_tables.par</text:span></text:p>
          </draw:text-box>
        </draw:frame>
        <draw:frame draw:style-name="gr2" draw:text-style-name="P3" draw:id="id15" draw:layer="layout" svg:width="5.523cm" svg:height="0.856cm" svg:x="9.216cm" svg:y="12.702cm">
          <draw:text-box>
            <text:p text:style-name="P1"><text:span text:style-name="T2">RepulsiveFitting</text:span></text:p>
          </draw:text-box>
        </draw:frame>
        <draw:frame draw:style-name="gr1" draw:text-style-name="P5" draw:id="id16" draw:layer="layout" svg:width="3.169cm" svg:height="0.967cm" svg:x="10.41cm" svg:y="14.191cm">
          <draw:text-box>
            <text:p text:style-name="P1"><text:span text:style-name="T3">H_C.par</text:span></text:p>
          </draw:text-box>
        </draw:frame>
        <draw:frame draw:style-name="gr2" draw:text-style-name="P3" draw:id="id11" draw:layer="layout" svg:width="2.994cm" svg:height="0.856cm" svg:x="13.663cm" svg:y="5.627cm">
          <draw:text-box>
            <text:p text:style-name="P1"><text:span text:style-name="T2">Element</text:span></text:p>
          </draw:text-box>
        </draw:frame>
        <draw:frame draw:style-name="gr1" draw:text-style-name="P2" draw:layer="layout" svg:width="2.293cm" svg:height="0.725cm" svg:x="5.491cm" svg:y="8.917cm">
          <draw:text-box>
            <text:p text:style-name="P1"><text:span text:style-name="T1">free atom</text:span></text:p>
          </draw:text-box>
        </draw:frame>
        <draw:connector draw:style-name="gr5" draw:text-style-name="P6" draw:layer="layout" draw:type="curve" svg:x1="5.493cm" svg:y1="8.955cm" svg:x2="5.49cm" svg:y2="10.241cm" draw:start-shape="id1" draw:start-glue-point="2" draw:end-shape="id2" draw:end-glue-point="0">
          <text:p text:style-name="P1"/>
        </draw:connector>
        <draw:frame draw:style-name="gr1" draw:text-style-name="P2" draw:layer="layout" svg:width="3.512cm" svg:height="0.725cm" svg:x="2.004cm" svg:y="14.255cm">
          <draw:text-box>
            <text:p text:style-name="P1"><text:span text:style-name="T1">on-site energies</text:span></text:p>
          </draw:text-box>
        </draw:frame>
        <draw:frame draw:style-name="gr2" draw:text-style-name="P3" draw:id="id3" draw:layer="layout" svg:width="4.747cm" svg:height="0.856cm" svg:x="3.042cm" svg:y="13.353cm">
          <draw:text-box>
            <text:p text:style-name="P1"><text:span text:style-name="T2">KSAllElectron</text:span></text:p>
          </draw:text-box>
        </draw:frame>
        <draw:frame draw:style-name="gr1" draw:text-style-name="P5" draw:id="id4" draw:layer="layout" svg:width="2.407cm" svg:height="0.967cm" svg:x="4.209cm" svg:y="15.495cm">
          <draw:text-box>
            <text:p text:style-name="P1"><text:span text:style-name="T3">C.elm</text:span></text:p>
          </draw:text-box>
        </draw:frame>
        <draw:frame draw:style-name="gr1" draw:text-style-name="P2" draw:layer="layout" svg:width="2.293cm" svg:height="0.725cm" svg:x="5.413cm" svg:y="14.171cm">
          <draw:text-box>
            <text:p text:style-name="P1"><text:span text:style-name="T1">free atom</text:span></text:p>
          </draw:text-box>
        </draw:frame>
        <draw:connector draw:style-name="gr5" draw:text-style-name="P6" draw:layer="layout" draw:type="curve" svg:x1="5.415cm" svg:y1="14.209cm" svg:x2="5.412cm" svg:y2="15.495cm" draw:start-shape="id3" draw:start-glue-point="2" draw:end-shape="id4" draw:end-glue-point="0">
          <text:p text:style-name="P1"/>
        </draw:connector>
        <draw:frame draw:style-name="gr6" draw:text-style-name="P3" draw:id="id5" draw:layer="layout" svg:width="4.747cm" svg:height="0.779cm" svg:x="6.814cm" svg:y="1.539cm">
          <draw:text-box>
            <text:p text:style-name="P1"><text:span text:style-name="T2">KSAllElectron</text:span></text:p>
          </draw:text-box>
        </draw:frame>
        <draw:frame draw:style-name="gr1" draw:text-style-name="P2" draw:layer="layout" svg:width="4.795cm" svg:height="0.864cm" svg:x="9.032cm" svg:y="4.186cm">
          <draw:text-box>
            <text:p text:style-name="P1"><text:span text:style-name="T1">wave functions &amp; V</text:span><text:span text:style-name="T4">eff</text:span><text:span text:style-name="T1">(r)</text:span></text:p>
          </draw:text-box>
        </draw:frame>
        <draw:frame draw:style-name="gr1" draw:text-style-name="P5" draw:id="id6" draw:layer="layout" svg:width="3.169cm" svg:height="0.967cm" svg:x="7.582cm" svg:y="3.681cm">
          <draw:text-box>
            <text:p text:style-name="P1"><text:span text:style-name="T3">H_c.elm</text:span></text:p>
          </draw:text-box>
        </draw:frame>
        <draw:frame draw:style-name="gr1" draw:text-style-name="P2" draw:layer="layout" svg:width="3.757cm" svg:height="0.725cm" svg:x="9.185cm" svg:y="2.357cm">
          <draw:text-box>
            <text:p text:style-name="P1"><text:span text:style-name="T1">constrained atom</text:span></text:p>
          </draw:text-box>
        </draw:frame>
        <draw:connector draw:style-name="gr5" draw:text-style-name="P6" draw:layer="layout" draw:type="curve" svg:x1="9.187cm" svg:y1="2.318cm" svg:x2="9.166cm" svg:y2="3.681cm" draw:start-shape="id5" draw:start-glue-point="2" draw:end-shape="id6" draw:end-glue-point="0">
          <text:p text:style-name="P1"/>
        </draw:connector>
        <draw:connector draw:style-name="gr5" draw:text-style-name="P6" draw:layer="layout" draw:type="curve" svg:x1="9.161cm" svg:y1="6.513cm" svg:x2="11.96cm" svg:y2="9.182cm" draw:start-shape="id7" draw:start-glue-point="2" draw:end-shape="id8" draw:end-glue-point="0">
          <text:p text:style-name="P1"/>
        </draw:connector>
        <draw:frame draw:style-name="gr2" draw:text-style-name="P3" draw:id="id9" draw:layer="layout" svg:width="4.747cm" svg:height="0.856cm" svg:x="12.768cm" svg:y="1.617cm">
          <draw:text-box>
            <text:p text:style-name="P1"><text:span text:style-name="T2">KSAllElectron</text:span></text:p>
          </draw:text-box>
        </draw:frame>
        <draw:frame draw:style-name="gr1" draw:text-style-name="P2" draw:layer="layout" svg:width="4.795cm" svg:height="0.864cm" svg:x="14.986cm" svg:y="4.264cm">
          <draw:text-box>
            <text:p text:style-name="P1"><text:span text:style-name="T1">wave functions &amp; V</text:span><text:span text:style-name="T4">eff</text:span><text:span text:style-name="T1">(r)</text:span></text:p>
          </draw:text-box>
        </draw:frame>
        <draw:frame draw:style-name="gr1" draw:text-style-name="P5" draw:id="id10" draw:layer="layout" svg:width="3.169cm" svg:height="0.967cm" svg:x="13.565cm" svg:y="3.759cm">
          <draw:text-box>
            <text:p text:style-name="P1"><text:span text:style-name="T3">C_c.elm</text:span></text:p>
          </draw:text-box>
        </draw:frame>
        <draw:frame draw:style-name="gr1" draw:text-style-name="P2" draw:layer="layout" svg:width="3.757cm" svg:height="0.725cm" svg:x="15.139cm" svg:y="2.435cm">
          <draw:text-box>
            <text:p text:style-name="P1"><text:span text:style-name="T1">constrained atom</text:span></text:p>
          </draw:text-box>
        </draw:frame>
        <draw:connector draw:style-name="gr5" draw:text-style-name="P6" draw:layer="layout" draw:type="curve" svg:x1="15.141cm" svg:y1="2.473cm" svg:x2="15.149cm" svg:y2="3.759cm" draw:start-shape="id9" draw:start-glue-point="2" draw:end-shape="id10" draw:end-glue-point="0">
          <text:p text:style-name="P1"/>
        </draw:connector>
        <draw:connector draw:style-name="gr5" draw:text-style-name="P6" draw:layer="layout" draw:type="curve" svg:x1="15.16cm" svg:y1="6.483cm" svg:x2="11.96cm" svg:y2="9.182cm" draw:start-shape="id11" draw:start-glue-point="2" draw:end-shape="id8" draw:end-glue-point="0">
          <text:p text:style-name="P1"/>
        </draw:connector>
        <draw:connector draw:style-name="gr5" draw:text-style-name="P6" draw:layer="layout" draw:type="curve" svg:x1="11.96cm" svg:y1="10.038cm" svg:x2="11.961cm" svg:y2="10.734cm" draw:start-shape="id8" draw:start-glue-point="2" draw:end-shape="id12" draw:end-glue-point="0">
          <text:p text:style-name="P1"/>
        </draw:connector>
        <draw:frame draw:style-name="gr1" draw:text-style-name="P7" draw:layer="layout" svg:width="4.346cm" svg:height="0.645cm" svg:x="12.345cm" svg:y="11.317cm">
          <draw:text-box>
            <text:p text:style-name="P1"><text:span text:style-name="T5">Slater-Koster tables only</text:span></text:p>
          </draw:text-box>
        </draw:frame>
        <draw:frame draw:style-name="gr7" draw:text-style-name="P8" draw:id="id13" draw:layer="layout" svg:width="3.169cm" svg:height="1.361cm" svg:x="0.183cm" svg:y="10.086cm">
          <draw:text-box>
            <text:p text:style-name="P1"><text:span text:style-name="T6">Hubbard U</text:span></text:p>
            <text:p text:style-name="P1"><text:span text:style-name="T6">FWHM</text:span></text:p>
          </draw:text-box>
        </draw:frame>
        <draw:connector draw:style-name="gr5" draw:text-style-name="P6" draw:layer="layout" draw:type="curve" svg:x1="3.352cm" svg:y1="10.766cm" svg:x2="4.287cm" svg:y2="10.777cm" draw:start-shape="id13" draw:start-glue-point="1" draw:end-shape="id2" draw:end-glue-point="3">
          <text:p text:style-name="P1"/>
        </draw:connector>
        <draw:frame draw:style-name="gr7" draw:text-style-name="P8" draw:id="id14" draw:layer="layout" svg:width="3.169cm" svg:height="1.361cm" svg:x="0cm" svg:y="15.314cm">
          <draw:text-box>
            <text:p text:style-name="P1"><text:span text:style-name="T6">Hubbard U</text:span></text:p>
            <text:p text:style-name="P1"><text:span text:style-name="T6">FWHM</text:span></text:p>
          </draw:text-box>
        </draw:frame>
        <draw:connector draw:style-name="gr5" draw:text-style-name="P6" draw:layer="layout" draw:type="curve" draw:line-skew="-0.078cm" svg:x1="3.169cm" svg:y1="15.994cm" svg:x2="4.104cm" svg:y2="15.986cm" draw:start-shape="id14" draw:start-glue-point="1">
          <text:p text:style-name="P1"/>
        </draw:connector>
        <draw:connector draw:style-name="gr5" draw:text-style-name="P6" draw:layer="layout" draw:type="curve" svg:x1="6.616cm" svg:y1="15.978cm" svg:x2="9.216cm" svg:y2="13.13cm" draw:start-shape="id4" draw:start-glue-point="1" draw:end-shape="id15" draw:end-glue-point="3">
          <text:p text:style-name="P1"/>
        </draw:connector>
        <draw:connector draw:style-name="gr5" draw:text-style-name="P6" draw:layer="layout" draw:type="curve" svg:x1="6.694cm" svg:y1="10.777cm" svg:x2="9.216cm" svg:y2="13.13cm" draw:start-shape="id2" draw:start-glue-point="1" draw:end-shape="id15" draw:end-glue-point="3">
          <text:p text:style-name="P1"/>
        </draw:connector>
        <draw:connector draw:style-name="gr8" draw:text-style-name="P6" draw:layer="layout" draw:type="curve" svg:x1="15.16cm" svg:y1="5.627cm" svg:x2="15.149cm" svg:y2="4.726cm" draw:start-shape="id11" draw:start-glue-point="0" draw:end-shape="id10" draw:end-glue-point="2">
          <text:p text:style-name="P1"/>
        </draw:connector>
        <draw:frame draw:style-name="gr2" draw:text-style-name="P3" draw:id="id7" draw:layer="layout" svg:width="2.994cm" svg:height="0.856cm" svg:x="7.664cm" svg:y="5.657cm">
          <draw:text-box>
            <text:p text:style-name="P1"><text:span text:style-name="T2">Element</text:span></text:p>
          </draw:text-box>
        </draw:frame>
        <draw:connector draw:style-name="gr5" draw:text-style-name="P6" draw:layer="layout" draw:type="curve" svg:x1="9.166cm" svg:y1="4.648cm" svg:x2="9.161cm" svg:y2="5.657cm" draw:start-shape="id6" draw:start-glue-point="2" draw:end-shape="id7" draw:end-glue-point="0">
          <text:p text:style-name="P1"/>
        </draw:connector>
        <draw:connector draw:style-name="gr5" draw:text-style-name="P6" draw:layer="layout" draw:type="curve" svg:x1="11.961cm" svg:y1="11.701cm" svg:x2="11.977cm" svg:y2="12.702cm" draw:start-shape="id12" draw:start-glue-point="2" draw:end-shape="id15">
          <text:p text:style-name="P1"/>
        </draw:connector>
        <draw:rect draw:style-name="gr9" draw:text-style-name="P6" draw:id="id18" draw:layer="layout" svg:width="12.921cm" svg:height="3.692cm" svg:x="6.84cm" svg:y="3.46cm">
          <text:p text:style-name="P1"/>
        </draw:rect>
        <draw:frame draw:style-name="gr1" draw:text-style-name="P2" draw:layer="layout" svg:width="5.391cm" svg:height="0.864cm" svg:x="9.873cm" svg:y="7.534cm">
          <draw:text-box>
            <text:p text:style-name="P1"><text:span text:style-name="T1">All wave functions &amp; V</text:span><text:span text:style-name="T4">eff</text:span><text:span text:style-name="T1">(r)</text:span></text:p>
          </draw:text-box>
        </draw:frame>
        <draw:frame draw:style-name="gr1" draw:text-style-name="P7" draw:layer="layout" svg:width="5.637cm" svg:height="0.645cm" svg:x="11.487cm" svg:y="14.895cm">
          <draw:text-box>
            <text:p text:style-name="P1"><text:span text:style-name="T5">Slater-Koster tables &amp; repulsions</text:span></text:p>
          </draw:text-box>
        </draw:frame>
        <draw:connector draw:style-name="gr5" draw:text-style-name="P6" draw:layer="layout" draw:type="curve" svg:x1="11.977cm" svg:y1="13.558cm" svg:x2="11.994cm" svg:y2="14.191cm" draw:start-shape="id15" draw:start-glue-point="2" draw:end-shape="id16" draw:end-glue-point="0">
          <text:p text:style-name="P1"/>
        </draw:connector>
        <draw:frame draw:style-name="gr10" draw:text-style-name="P9" draw:id="id17" draw:layer="layout" svg:width="5.527cm" svg:height="1.774cm" svg:x="0.175cm" svg:y="4.995cm">
          <draw:text-box>
            <text:p text:style-name="P1"><text:span text:style-name="T5">Optional (SlaterKosterTable </text:span></text:p>
            <text:p text:style-name="P1"><text:span text:style-name="T5">accepts both KSAllElectron and </text:span></text:p>
            <text:p text:style-name="P1"><text:span text:style-name="T5">Element classes)</text:span></text:p>
          </draw:text-box>
        </draw:frame>
        <draw:connector draw:style-name="gr11" draw:text-style-name="P6" draw:layer="layout" draw:type="curve" svg:x1="5.702cm" svg:y1="5.882cm" svg:x2="6.84cm" svg:y2="5.306cm" draw:start-shape="id17" draw:start-glue-point="1" draw:end-shape="id18" draw:end-glue-point="3">
          <text:p text:style-name="P1"/>
        </draw:connector>
        <draw:frame draw:style-name="gr1" draw:text-style-name="P10" draw:layer="layout" svg:width="14.921cm" svg:height="1.343cm" svg:x="1.626cm" svg:y="0cm">
          <draw:text-box>
            <text:p text:style-name="P1"><text:span text:style-name="T7">Making the parametriz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902" svg:d="m564 0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10-03T15:29:09</meta:creation-date>
    <dc:date>2010-02-26T13:55:32</dc:date>
    <meta:editing-cycles>2</meta:editing-cycles>
    <meta:editing-duration>PT7M56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